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b51e"/>
    </style:style>
    <style:style style:name="P2" style:family="paragraph" style:parent-style-name="Heading_20_3">
      <style:text-properties officeooo:paragraph-rsid="0011b51e"/>
    </style:style>
    <style:style style:name="T1" style:family="text">
      <style:text-properties officeooo:rsid="0011b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nst 与 * 操作符</text:h>
      <text:p text:style-name="P1"><text:span text:style-name="T1">答：<text:tab/>（const在*的左边）说明：不可以通过指针b来修改a的值（但可以通过其他方式改变a的值，<text:tab/>比如a自增一；同时b的指向可以修改）</text:span></text:p>
      <text:p text:style-name="P1"><text:span text:style-name="T1"><text:tab/>（const在*的右边）说明：b仅仅可以指向a,而不可以指向其他对象（但a的值，既可以通过b<text:tab/>改变，也可以通过其他方式改变，比如自增一</text:span></text:p>
      <text:h text:style-name="Heading_20_3" text:outline-level="3"><text:span text:style-name="T1">break的作用</text:span></text:h>
      <text:p text:style-name="Text_20_body"><text:span text:style-name="T1">答：<text:tab/>跳出最近的循环语言或switch语句（注：跟if语句没关系！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1-21T17:32:42</dc:date>
    <dc:creator>Kevin </dc:creator>
    <meta:editing-duration>PT7M33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5" meta:word-count="159" meta:character-count="190" meta:non-whitespace-character-count="182"/>
  </office:meta>
</office:document-meta>
</file>